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600000122EEE413D27DA453EA.png" manifest:media-type="image/png"/>
  <manifest:file-entry manifest:full-path="Pictures/10000000000000DC00000088554BC3DBF283E5EE.png" manifest:media-type="image/png"/>
  <manifest:file-entry manifest:full-path="Pictures/1000000000000200000000CB17C1F7709DB7D6CB.png" manifest:media-type="image/png"/>
  <manifest:file-entry manifest:full-path="Pictures/10000000000003DD0000012DEF2EF3014CB33012.png" manifest:media-type="image/png"/>
  <manifest:file-entry manifest:full-path="Pictures/10000000000001E8000000BD8916160F4F1C02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50e" draw:textarea-horizontal-align="justify" draw:textarea-vertical-align="middle" draw:auto-grow-height="false" fo:min-height="11.25cm" fo:min-width="4.3cm" draw:shadow="visible"/>
    </style:style>
    <style:style style:name="gr2" style:family="graphic" style:parent-style-name="standard">
      <style:graphic-properties draw:stroke="none" draw:fill-color="#ff950e" draw:textarea-horizontal-align="justify" draw:textarea-vertical-align="middle" draw:auto-grow-height="false" fo:min-height="6.45cm" fo:min-width="4.3cm" draw:shadow="visible" draw:shadow-offset-x="0.212cm" draw:shadow-offset-y="0.212cm"/>
    </style:style>
    <style:style style:name="gr3" style:family="graphic" style:parent-style-name="objectwithoutfill">
      <style:graphic-properties svg:stroke-width="0.1cm" svg:stroke-color="#106802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d74c" draw:textarea-horizontal-align="justify" draw:textarea-vertical-align="middle" draw:auto-grow-height="false" fo:min-height="1.65cm" fo:min-width="4.1cm" draw:shadow="hidden" draw:shadow-color="#808080" draw:shadow-opacity="100%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9.35cm" fo:min-width="6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25cm" fo:min-width="3.1cm"/>
    </style:style>
    <style:style style:name="gr9" style:family="graphic" style:parent-style-name="standard">
      <style:graphic-properties svg:stroke-color="#ffffff" draw:fill-color="#ffd74c" draw:textarea-horizontal-align="justify" draw:textarea-vertical-align="middle" draw:auto-grow-height="false" fo:min-height="1.25cm" fo:min-width="2.7cm" draw:shadow="hidden" draw:shadow-color="#808080" draw:shadow-opacity="100%"/>
    </style:style>
    <style:style style:name="gr10" style:family="graphic" style:parent-style-name="standard">
      <style:graphic-properties draw:stroke="dash" draw:stroke-dash="Ultrafine_20_2_20_Dots_20_3_20_Dashes" svg:stroke-width="0.1cm" svg:stroke-color="#3465a4" draw:marker-start-width="0.5cm" draw:marker-end-width="0.5cm" draw:fill="none" draw:textarea-horizontal-align="justify" draw:textarea-vertical-align="middle" draw:auto-grow-height="false" fo:min-height="17.95cm" fo:min-width="12.4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draw:fill-color="#aecf00" draw:textarea-horizontal-align="justify" draw:textarea-vertical-align="middle" draw:auto-grow-height="false" fo:min-height="1.95cm" fo:min-width="4.3cm" draw:shadow="visible"/>
    </style:style>
    <style:style style:name="gr13" style:family="graphic" style:parent-style-name="standard">
      <style:graphic-properties draw:stroke="none" draw:fill-color="#aecf00" draw:textarea-horizontal-align="justify" draw:textarea-vertical-align="middle" draw:auto-grow-height="false" fo:min-height="1.95cm" fo:min-width="5.3cm" draw:shadow="visible" draw:shadow-color="#808080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4c"/>
      <style:paragraph-properties fo:text-align="center"/>
      <style:text-properties fo:color="#0369a3" style:font-name="Candara" fo:font-size="32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P5" style:family="paragraph">
      <style:text-properties fo:color="#3465a4" fo:font-size="18pt" style:font-size-asian="18pt" style:font-size-complex="18pt"/>
    </style:style>
    <style:style style:name="P6" style:family="paragraph">
      <loext:graphic-properties draw:fill="none" draw:fill-color="#ffffff"/>
      <style:text-properties fo:color="#3465a4" fo:font-size="18pt" style:font-size-asian="18pt" style:font-size-complex="18pt"/>
    </style:style>
    <style:style style:name="P7" style:family="paragraph">
      <loext:graphic-properties draw:fill-color="#aecf00"/>
      <style:paragraph-properties fo:text-align="center"/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369a3" style:font-name="Candara" fo:font-size="32pt" fo:font-style="italic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3465a4" fo:font-size="18pt" style:font-size-asian="18pt" style:font-size-complex="18pt"/>
    </style:style>
    <style:style style:name="T5" style:family="text"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8cm" svg:height="11.5cm" svg:x="11.339cm" svg:y="6.8cm">
          <text:p text:style-name="P1"><text:span text:style-name="T1">Viewer</text:span>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6.7cm" svg:x="17.339cm" svg:y="6.8cm">
          <text:p text:style-name="P1"><text:span text:style-name="T1">Converter</text:span></text:p>
          <text:p text:style-name="P1"><text:span text:style-name="T1"/></text:p>
          <text:p text:style-name="P1"><text:span text:style-name="T2">(Information </text:span></text:p>
          <text:p text:style-name="P1"><text:span text:style-name="T2">orientation included)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10.9cm" svg:x2="10.2cm" svg:y2="10.9cm">
          <text:p/>
        </draw:line>
        <draw:frame draw:style-name="gr4" draw:text-style-name="P3" draw:layer="layout" svg:width="3.4cm" svg:height="2.102cm" svg:x="3cm" svg:y="6.298cm">
          <draw:image xlink:href="Pictures/10000000000000DC00000088554BC3DBF283E5EE.png" xlink:type="simple" xlink:show="embed" xlink:actuate="onLoad" loext:mime-type="image/png">
            <text:p/>
          </draw:image>
        </draw:frame>
        <draw:frame draw:style-name="gr4" draw:text-style-name="P3" draw:layer="layout" svg:width="4.929cm" svg:height="1.5cm" svg:x="2.3cm" svg:y="8.6cm">
          <draw:image xlink:href="Pictures/10000000000003DD0000012DEF2EF3014CB33012.png" xlink:type="simple" xlink:show="embed" xlink:actuate="onLoad" loext:mime-type="image/png">
            <text:p/>
          </draw:image>
        </draw:frame>
        <draw:frame draw:style-name="gr4" draw:text-style-name="P3" draw:layer="layout" svg:width="6.412cm" svg:height="2.483cm" svg:x="1.688cm" svg:y="10.517cm">
          <draw:image xlink:href="Pictures/10000000000001E8000000BD8916160F4F1C023E.jpg" xlink:type="simple" xlink:show="embed" xlink:actuate="onLoad" loext:mime-type="image/jpeg">
            <text:p/>
          </draw:image>
        </draw:frame>
        <draw:custom-shape draw:style-name="gr5" draw:text-style-name="P4" draw:layer="layout" svg:width="4.6cm" svg:height="1.9cm" svg:x="2.5cm" svg:y="13.3cm">
          <text:p text:style-name="P1"><text:span text:style-name="T3">NifTI-1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cm" svg:height="1.4cm" svg:x="25.1cm" svg:y="10.9cm">
          <draw:image xlink:href="Pictures/1000000000000200000000CB17C1F7709DB7D6CB.png" xlink:type="simple" xlink:show="embed" xlink:actuate="onLoad" loext:mime-type="image/png">
            <text:p text:style-name="P1"><text:s text:c="9"/></text:p>
          </draw:image>
        </draw:frame>
        <draw:frame draw:style-name="gr4" draw:text-style-name="P3" draw:layer="layout" svg:width="1.61cm" svg:height="1.4cm" svg:x="12.69cm" svg:y="1.9cm">
          <draw:image xlink:href="Pictures/100000000000013600000122EEE413D27DA453EA.png" xlink:type="simple" xlink:show="embed" xlink:actuate="onLoad" loext:mime-type="image/png">
            <text:p/>
          </draw:image>
        </draw:frame>
        <draw:frame draw:style-name="gr4" draw:text-style-name="P3" draw:layer="layout" svg:width="1.61cm" svg:height="1.4cm" svg:x="19.3cm" svg:y="1.9cm">
          <draw:image xlink:href="Pictures/100000000000013600000122EEE413D27DA453EA.png" xlink:type="simple" xlink:show="embed" xlink:actuate="onLoad" loext:mime-type="image/png">
            <text:p/>
          </draw:image>
        </draw:frame>
        <draw:custom-shape draw:style-name="gr7" draw:text-style-name="P3" draw:layer="layout" svg:width="6.8cm" svg:height="9.6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3.5cm" svg:x="24.9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cm" svg:height="1.5cm" svg:x="25cm" svg:y="9.2cm">
          <text:p text:style-name="P1"><text:span text:style-name="T3">NifTI-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4cm" svg:y1="10.8cm" svg:x2="24.9cm" svg:y2="10.8cm">
          <text:p/>
        </draw:line>
        <draw:custom-shape draw:style-name="gr10" draw:text-style-name="P3" draw:layer="layout" svg:width="13cm" svg:height="18.3cm" draw:transform="skewX (0.00733038285837618) rotate (0.00733038285837618) translate (10.3cm 1.3cm)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8cm" svg:height="0.962cm" svg:x="17.3cm" svg:y="18.438cm">
          <draw:text-box>
            <text:p text:style-name="P5"><text:span text:style-name="T4">MRI File Manager</text:span></text:p>
          </draw:text-box>
        </draw:frame>
        <draw:custom-shape draw:style-name="gr12" draw:text-style-name="P7" draw:layer="layout" svg:width="4.8cm" svg:height="2.2cm" svg:x="11.24cm" svg:y="2.9cm">
          <text:p text:style-name="P1"><text:span text:style-name="T5">System dictionary</text:span></text:p>
          <text:p text:style-name="P1"><text:span text:style-name="T5"/></text:p>
          <text:p text:style-name="P1"><text:span text:style-name="T6">(protected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8cm" svg:height="2.2cm" svg:x="17cm" svg:y="2.9cm">
          <text:p text:style-name="P1"><text:span text:style-name="T5">User dictionary</text:span></text:p>
          <text:p text:style-name="P1"><text:span text:style-name="T5"/></text:p>
          <text:p text:style-name="P1"><text:span text:style-name="T6">(free to modify)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3cm" svg:height="0.962cm" svg:x="3.4cm" svg:y="4.9cm">
          <draw:text-box>
            <text:p text:style-name="P5"><text:span text:style-name="T4">MRI Files</text:span></text:p>
          </draw:text-box>
        </draw:frame>
        <draw:frame draw:style-name="gr14" draw:text-style-name="P6" draw:layer="layout" svg:width="4.6cm" svg:height="1.1cm" svg:x="24cm" svg:y="7.9cm">
          <draw:text-box>
            <text:p text:style-name="P5"><text:span text:style-name="T4">Exported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08:06:52.568000000</meta:creation-date>
    <dc:date>2019-03-11T12:56:36.975000000</dc:date>
    <meta:editing-duration>PT1H27M33S</meta:editing-duration>
    <meta:editing-cycles>26</meta:editing-cycles>
    <meta:generator>LibreOffice/6.1.0.3$Windows_X86_64 LibreOffice_project/efb621ed25068d70781dc026f7e9c5187a4decd1</meta:generator>
    <meta:print-date>2017-11-03T13:00:13.227000000</meta:print-date>
    <meta:document-statistic meta:object-count="20"/>
  </office:meta>
</office:document-meta>
</file>